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a0a" officeooo:paragraph-rsid="00048a0a"/>
    </style:style>
    <style:style style:name="P2" style:family="paragraph" style:parent-style-name="Standard">
      <style:text-properties fo:font-style="italic" officeooo:rsid="00048a0a" officeooo:paragraph-rsid="00048a0a" style:font-style-asian="italic" style:font-style-complex="italic"/>
    </style:style>
    <style:style style:name="P3" style:family="paragraph" style:parent-style-name="Standard">
      <style:text-properties fo:font-style="normal" officeooo:rsid="00048a0a" officeooo:paragraph-rsid="00048a0a" style:font-style-asian="normal" style:font-style-complex="normal"/>
    </style:style>
    <style:style style:name="P4" style:family="paragraph" style:parent-style-name="Standard">
      <style:text-properties fo:font-style="italic" officeooo:rsid="00048a0a" officeooo:paragraph-rsid="00048a0a" style:font-style-asian="italic" style:font-style-complex="italic"/>
    </style:style>
    <style:style style:name="P5" style:family="paragraph" style:parent-style-name="Standard">
      <style:text-properties officeooo:rsid="0008ee9f" officeooo:paragraph-rsid="00048a0a"/>
    </style:style>
    <style:style style:name="T1" style:family="text">
      <style:text-properties officeooo:rsid="0008e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xt iterative to do</text:p>
      <text:p text:style-name="P1"/>
      <text:p text:style-name="P2">1. get social/contact icons</text:p>
      <text:p text:style-name="P2"><text:span text:style-name="T1">2</text:span>. style fonts</text:p>
      <text:p text:style-name="P2"><text:span text:style-name="T1">3</text:span>. Add CSS triangle</text:p>
      <text:p text:style-name="P5"/>
      <text:p text:style-name="P3"/>
      <text:p text:style-name="P2">Large-screen</text:p>
      <text:p text:style-name="P1">1. Create slide show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41:27.929151459</meta:creation-date>
    <meta:generator>LibreOffice/4.4.2.2$Linux_x86 LibreOffice_project/c4c7d32d0d49397cad38d62472b0bc8acff48dd6</meta:generator>
    <dc:date>2015-06-18T14:51:02.372974073</dc:date>
    <meta:editing-duration>PT3H43M47S</meta:editing-duration>
    <meta:editing-cycles>3</meta:editing-cycles>
    <meta:document-statistic meta:table-count="0" meta:image-count="0" meta:object-count="0" meta:page-count="1" meta:paragraph-count="6" meta:word-count="20" meta:character-count="112" meta:non-whitespace-character-count="98"/>
  </office:meta>
</office:document-meta>
</file>